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table:align="margins" style:writing-mode="lr-tb" style:width="17.59cm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H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H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text-properties style:text-underline-style="non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size-asian="8pt" style:font-name="Cambria" style:font-size-complex="8pt" fo:font-size="8pt" style:font-weight-asian="bold" style:font-weight-complex="bold"/>
    </style:style>
    <style:style style:name="P3" style:parent-style-name="Standard" style:family="paragraph">
      <style:text-properties fo:font-weight="bold" style:text-underline-style="none" style:font-size-asian="9pt" style:font-name="Cambria" style:font-size-complex="9pt" fo:font-size="9pt" style:font-weight-asian="bold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size-asian="9pt" style:font-name="Cambria" style:font-size-complex="9pt" fo:font-size="9pt" style:font-weight-asian="bold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1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"/>
      <text:section text:style-name="Sect1" text:name="Section1">
        <text:p text:style-name="P1"><text:span text:style-name="T1"/><text:span text:style-name="T1">something</text:span></text:p>
        <text:p text:style-name="P3"/>
        <table:table table:name="Table1" table:style-name="Table1">
          <table:table-column table:number-columns-repeated="7" table:style-name="Table1.A"/>
          <table:table-column table:number-columns-repeated="1" table:style-name="Table1.H"/>
          <table:table-row>
            <table:table-cell office:value-type="string" table:style-name="Table1.A1">
              <text:p text:style-name="Table_20_Contents"/>
            </table:table-cell>
            <table:table-cell office:value-type="string" table:style-name="Table1.A1">
              <text:p text:style-name="Table_20_Contents"/>
            </table:table-cell>
            <table:table-cell office:value-type="string" table:style-name="Table1.A1">
              <text:p text:style-name="P2">bleh</text:p>
            </table:table-cell>
            <table:table-cell office:value-type="string" table:style-name="Table1.A1">
              <text:p text:style-name="P2">a</text:p>
            </table:table-cell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style-name="Table1.A1"/>
          </table:table-row>
          <table:table-row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style-name="Table1.A1">
              <text:p text:style-name="Table_20_Contents">Every</text:p>
            </table:table-cell>
            <table:table-cell office:value-type="string" table:style-name="Table1.A1">
              <text:p text:style-name="Table_20_Contents">Thing</text:p>
            </table:table-cell>
            <table:table-cell office:value-type="string" table:style-name="Table1.A1">
              <text:p text:style-name="Table_20_Contents">Here</text:p>
            </table:table-cell>
            <table:table-cell office:value-type="string" table:style-name="Table1.A1">
              <text:p text:style-name="Table_20_Contents">Is</text:p>
            </table:table-cell>
            <table:table-cell office:value-type="string" table:style-name="Table1.H1">
              <text:p text:style-name="Table_20_Contents">deleted</text:p>
            </table:table-cell>
          </table:table-row>
          <table:table-row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H2">
              <text:p text:style-name="Table_20_Contents"/>
            </table:table-cell>
          </table:table-row>
          <table:table-row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H2">
              <text:p text:style-name="Table_20_Contents"/>
            </table:table-cell>
          </table:table-row>
        </table:table>
        <text:p text:style-name="P3"/>
      </text:section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US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avid Burke</meta:initial-creator>
    <meta:creation-date>2011-02-16T13:17:56</meta:creation-date>
    <dc:date>2011-02-16T13:24:58</dc:date>
    <dc:creator>David Burke</dc:creator>
    <meta:editing-duration>PT7M2S</meta:editing-duration>
    <meta:editing-cycles>10</meta:editing-cycles>
    <meta:generator>OpenOffice.org/3.0$Linux OpenOffice.org_project/300m15$Build-9379</meta:generator>
    <meta:document-statistic meta:character-count="27" meta:image-count="0" meta:object-count="0" meta:page-count="1" meta:paragraph-count="7" meta:table-count="1" meta:word-count="7"/>
  </office:meta>
</office:document-meta>
</file>